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>
      <style:text-properties officeooo:rsid="0016ca43" officeooo:paragraph-rsid="0018bbb9"/>
    </style:style>
    <style:style style:name="P3" style:family="paragraph" style:parent-style-name="Text_20_body">
      <style:text-properties officeooo:rsid="001cc5bb" officeooo:paragraph-rsid="001c3db5"/>
    </style:style>
    <style:style style:name="P4" style:family="paragraph" style:parent-style-name="Text_20_body">
      <style:text-properties officeooo:rsid="001cc5bb" officeooo:paragraph-rsid="001eb682"/>
    </style:style>
    <style:style style:name="P5" style:family="paragraph" style:parent-style-name="Text_20_body">
      <style:text-properties officeooo:rsid="0020fc8d" officeooo:paragraph-rsid="0020fc8d"/>
    </style:style>
    <style:style style:name="P6" style:family="paragraph" style:parent-style-name="Text_20_body">
      <style:text-properties officeooo:rsid="0021fbf5" officeooo:paragraph-rsid="0021fbf5"/>
    </style:style>
    <style:style style:name="P7" style:family="paragraph" style:parent-style-name="Text_20_body">
      <style:text-properties officeooo:rsid="0021fbf5" officeooo:paragraph-rsid="00247d9d"/>
    </style:style>
    <style:style style:name="P8" style:family="paragraph" style:parent-style-name="Heading">
      <style:text-properties officeooo:rsid="0014cc0b" officeooo:paragraph-rsid="0018bbb9"/>
    </style:style>
    <style:style style:name="P9" style:family="paragraph" style:parent-style-name="Heading">
      <style:text-properties officeooo:rsid="0014cc0b" officeooo:paragraph-rsid="001cc5bb"/>
    </style:style>
    <style:style style:name="P10" style:family="paragraph" style:parent-style-name="Heading">
      <style:text-properties officeooo:rsid="0014cc0b" officeooo:paragraph-rsid="001eb682"/>
    </style:style>
    <style:style style:name="P11" style:family="paragraph" style:parent-style-name="Heading">
      <style:text-properties officeooo:rsid="0014cc0b" officeooo:paragraph-rsid="0020fc8d"/>
    </style:style>
    <style:style style:name="P12" style:family="paragraph" style:parent-style-name="Heading">
      <style:text-properties officeooo:rsid="0014cc0b" officeooo:paragraph-rsid="0021fbf5"/>
    </style:style>
    <style:style style:name="P13" style:family="paragraph" style:parent-style-name="Heading">
      <style:text-properties officeooo:rsid="0014cc0b" officeooo:paragraph-rsid="00247d9d"/>
    </style:style>
    <style:style style:name="P14" style:family="paragraph" style:parent-style-name="Heading">
      <style:text-properties officeooo:paragraph-rsid="0018bbb9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2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2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3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3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32" style:family="paragraph" style:parent-style-name="Text_20_body" style:list-style-name="L2">
      <style:text-properties officeooo:rsid="0014cc0b" officeooo:paragraph-rsid="0018bbb9"/>
    </style:style>
    <style:style style:name="P33" style:family="paragraph" style:parent-style-name="Text_20_body" style:list-style-name="L2">
      <style:text-properties officeooo:rsid="0014cc0b" officeooo:paragraph-rsid="001cc5bb"/>
    </style:style>
    <style:style style:name="P34" style:family="paragraph" style:parent-style-name="Text_20_body" style:list-style-name="L2">
      <style:text-properties officeooo:rsid="0014cc0b" officeooo:paragraph-rsid="001eb682"/>
    </style:style>
    <style:style style:name="P35" style:family="paragraph" style:parent-style-name="Text_20_body" style:list-style-name="L2">
      <style:text-properties officeooo:rsid="0014cc0b" officeooo:paragraph-rsid="0020fc8d"/>
    </style:style>
    <style:style style:name="P36" style:family="paragraph" style:parent-style-name="Text_20_body" style:list-style-name="L2">
      <style:text-properties officeooo:rsid="0014cc0b" officeooo:paragraph-rsid="0021fbf5"/>
    </style:style>
    <style:style style:name="P37" style:family="paragraph" style:parent-style-name="Text_20_body" style:list-style-name="L2">
      <style:text-properties officeooo:rsid="0014cc0b" officeooo:paragraph-rsid="00247d9d"/>
    </style:style>
    <style:style style:name="P38" style:family="paragraph" style:parent-style-name="Text_20_body" style:list-style-name="L2">
      <style:text-properties officeooo:rsid="0014cc0b" officeooo:paragraph-rsid="002b9fa5"/>
    </style:style>
    <style:style style:name="P39" style:family="paragraph" style:parent-style-name="Text_20_body" style:list-style-name="L2">
      <style:text-properties officeooo:rsid="0014cc0b" officeooo:paragraph-rsid="002d49a6"/>
    </style:style>
    <style:style style:name="P40" style:family="paragraph" style:parent-style-name="Text_20_body" style:list-style-name="L2">
      <style:text-properties officeooo:rsid="0014cc0b" officeooo:paragraph-rsid="002db1c0"/>
    </style:style>
    <style:style style:name="P41" style:family="paragraph" style:parent-style-name="Text_20_body" style:list-style-name="L2">
      <style:text-properties officeooo:rsid="0014cc0b" officeooo:paragraph-rsid="00306095"/>
    </style:style>
    <style:style style:name="P42" style:family="paragraph" style:parent-style-name="Text_20_body" style:list-style-name="L2">
      <style:text-properties officeooo:rsid="0014cc0b" officeooo:paragraph-rsid="003222e0"/>
    </style:style>
    <style:style style:name="P43" style:family="paragraph" style:parent-style-name="Text_20_body" style:list-style-name="L2">
      <style:text-properties officeooo:rsid="0014cc0b" officeooo:paragraph-rsid="0034c58a"/>
    </style:style>
    <style:style style:name="P44" style:family="paragraph" style:parent-style-name="Text_20_body" style:list-style-name="L2">
      <style:text-properties officeooo:rsid="0014cc0b" officeooo:paragraph-rsid="00353d9a"/>
    </style:style>
    <style:style style:name="P45" style:family="paragraph" style:parent-style-name="Text_20_body" style:list-style-name="L3">
      <style:text-properties officeooo:rsid="0014cc0b" officeooo:paragraph-rsid="0018bbb9"/>
    </style:style>
    <style:style style:name="P46" style:family="paragraph" style:parent-style-name="Text_20_body" style:list-style-name="L3">
      <style:text-properties officeooo:rsid="0014cc0b" officeooo:paragraph-rsid="001cc5bb"/>
    </style:style>
    <style:style style:name="P47" style:family="paragraph" style:parent-style-name="Text_20_body" style:list-style-name="L4">
      <style:text-properties officeooo:rsid="0014cc0b" officeooo:paragraph-rsid="001eb682"/>
    </style:style>
    <style:style style:name="P48" style:family="paragraph" style:parent-style-name="Text_20_body" style:list-style-name="L5">
      <style:text-properties officeooo:rsid="0014cc0b" officeooo:paragraph-rsid="002101ec"/>
    </style:style>
    <style:style style:name="P49" style:family="paragraph" style:parent-style-name="Text_20_body" style:list-style-name="L5">
      <style:text-properties officeooo:rsid="0014cc0b" officeooo:paragraph-rsid="0020fc8d"/>
    </style:style>
    <style:style style:name="P50" style:family="paragraph" style:parent-style-name="Text_20_body" style:list-style-name="L5">
      <style:text-properties officeooo:rsid="0014cc0b" officeooo:paragraph-rsid="002b9fa5"/>
    </style:style>
    <style:style style:name="P51" style:family="paragraph" style:parent-style-name="Text_20_body" style:list-style-name="L6">
      <style:text-properties officeooo:rsid="0014cc0b" officeooo:paragraph-rsid="0021fbf5"/>
    </style:style>
    <style:style style:name="P52" style:family="paragraph" style:parent-style-name="Text_20_body" style:list-style-name="L8">
      <style:text-properties officeooo:rsid="0014cc0b" officeooo:paragraph-rsid="00247d9d"/>
    </style:style>
    <style:style style:name="P53" style:family="paragraph" style:parent-style-name="Text_20_body" style:list-style-name="">
      <style:text-properties officeooo:rsid="0014cc0b" officeooo:paragraph-rsid="00279ca4"/>
    </style:style>
    <style:style style:name="P54" style:family="paragraph" style:parent-style-name="Text_20_body" style:list-style-name="L10">
      <style:text-properties officeooo:rsid="0014cc0b" officeooo:paragraph-rsid="002b9fa5"/>
    </style:style>
    <style:style style:name="P55" style:family="paragraph" style:parent-style-name="Text_20_body" style:list-style-name="L12">
      <style:text-properties officeooo:rsid="0014cc0b" officeooo:paragraph-rsid="002b9fa5"/>
    </style:style>
    <style:style style:name="P56" style:family="paragraph" style:parent-style-name="Text_20_body" style:list-style-name="L13">
      <style:text-properties officeooo:rsid="0014cc0b" officeooo:paragraph-rsid="002d49a6"/>
    </style:style>
    <style:style style:name="P57" style:family="paragraph" style:parent-style-name="Text_20_body" style:list-style-name="L14">
      <style:text-properties officeooo:rsid="0014cc0b" officeooo:paragraph-rsid="002d49a6"/>
    </style:style>
    <style:style style:name="P58" style:family="paragraph" style:parent-style-name="Text_20_body" style:list-style-name="L15">
      <style:text-properties officeooo:rsid="0014cc0b" officeooo:paragraph-rsid="002db1c0"/>
    </style:style>
    <style:style style:name="P59" style:family="paragraph" style:parent-style-name="Text_20_body" style:list-style-name="L16">
      <style:text-properties officeooo:rsid="0014cc0b" officeooo:paragraph-rsid="002db1c0"/>
    </style:style>
    <style:style style:name="P60" style:family="paragraph" style:parent-style-name="Text_20_body" style:list-style-name="L17">
      <style:text-properties officeooo:rsid="0014cc0b" officeooo:paragraph-rsid="00306095"/>
    </style:style>
    <style:style style:name="P61" style:family="paragraph" style:parent-style-name="Text_20_body" style:list-style-name="L18">
      <style:text-properties officeooo:rsid="0014cc0b" officeooo:paragraph-rsid="00306095"/>
    </style:style>
    <style:style style:name="P62" style:family="paragraph" style:parent-style-name="Text_20_body" style:list-style-name="L19">
      <style:text-properties officeooo:rsid="0014cc0b" officeooo:paragraph-rsid="003222e0"/>
    </style:style>
    <style:style style:name="P63" style:family="paragraph" style:parent-style-name="Text_20_body" style:list-style-name="L20">
      <style:text-properties officeooo:rsid="0014cc0b" officeooo:paragraph-rsid="003222e0"/>
    </style:style>
    <style:style style:name="P64" style:family="paragraph" style:parent-style-name="Text_20_body" style:list-style-name="L22">
      <style:text-properties officeooo:rsid="0014cc0b" officeooo:paragraph-rsid="0034c58a"/>
    </style:style>
    <style:style style:name="P65" style:family="paragraph" style:parent-style-name="Text_20_body" style:list-style-name="L23">
      <style:text-properties officeooo:rsid="0014cc0b" officeooo:paragraph-rsid="00353d9a"/>
    </style:style>
    <style:style style:name="P66" style:family="paragraph" style:parent-style-name="Text_20_body" style:list-style-name="L24">
      <style:text-properties officeooo:rsid="0014cc0b" officeooo:paragraph-rsid="00353d9a"/>
    </style:style>
    <style:style style:name="P67" style:family="paragraph" style:parent-style-name="Text_20_body" style:list-style-name="L25">
      <style:text-properties officeooo:rsid="0014cc0b" officeooo:paragraph-rsid="00353d9a"/>
    </style:style>
    <style:style style:name="P68" style:family="paragraph" style:parent-style-name="Text_20_body" style:list-style-name="L26">
      <style:text-properties officeooo:rsid="0014cc0b" officeooo:paragraph-rsid="00353d9a"/>
    </style:style>
    <style:style style:name="P69" style:family="paragraph" style:parent-style-name="Text_20_body" style:list-style-name="L27">
      <style:text-properties officeooo:rsid="0014cc0b" officeooo:paragraph-rsid="00353d9a"/>
    </style:style>
    <style:style style:name="P70" style:family="paragraph" style:parent-style-name="Text_20_body" style:list-style-name="L2">
      <style:text-properties officeooo:rsid="002101ec" officeooo:paragraph-rsid="002101ec"/>
    </style:style>
    <style:style style:name="P71" style:family="paragraph" style:parent-style-name="Text_20_body" style:list-style-name="L2">
      <style:text-properties officeooo:rsid="002101ec" officeooo:paragraph-rsid="0021fbf5"/>
    </style:style>
    <style:style style:name="P72" style:family="paragraph" style:parent-style-name="Text_20_body" style:list-style-name="L2">
      <style:text-properties officeooo:rsid="002101ec" officeooo:paragraph-rsid="00247d9d"/>
    </style:style>
    <style:style style:name="P73" style:family="paragraph" style:parent-style-name="Text_20_body" style:list-style-name="L2">
      <style:text-properties officeooo:rsid="002101ec" officeooo:paragraph-rsid="002b9fa5"/>
    </style:style>
    <style:style style:name="P74" style:family="paragraph" style:parent-style-name="Text_20_body" style:list-style-name="L2">
      <style:text-properties officeooo:rsid="002101ec" officeooo:paragraph-rsid="002d49a6"/>
    </style:style>
    <style:style style:name="P75" style:family="paragraph" style:parent-style-name="Text_20_body" style:list-style-name="L2">
      <style:text-properties officeooo:rsid="002101ec" officeooo:paragraph-rsid="002db1c0"/>
    </style:style>
    <style:style style:name="P76" style:family="paragraph" style:parent-style-name="Text_20_body" style:list-style-name="L2">
      <style:text-properties officeooo:rsid="002101ec" officeooo:paragraph-rsid="00306095"/>
    </style:style>
    <style:style style:name="P77" style:family="paragraph" style:parent-style-name="Text_20_body" style:list-style-name="L2">
      <style:text-properties officeooo:rsid="002101ec" officeooo:paragraph-rsid="003222e0"/>
    </style:style>
    <style:style style:name="P78" style:family="paragraph" style:parent-style-name="Text_20_body" style:list-style-name="L2">
      <style:text-properties officeooo:rsid="002101ec" officeooo:paragraph-rsid="0034c58a"/>
    </style:style>
    <style:style style:name="P79" style:family="paragraph" style:parent-style-name="Text_20_body" style:list-style-name="L2">
      <style:text-properties officeooo:rsid="002101ec" officeooo:paragraph-rsid="00353d9a"/>
    </style:style>
    <style:style style:name="P80" style:family="paragraph" style:parent-style-name="Text_20_body" style:list-style-name="L7">
      <style:text-properties officeooo:rsid="00279ca4" officeooo:paragraph-rsid="0021fbf5"/>
    </style:style>
    <style:style style:name="P81" style:family="paragraph" style:parent-style-name="Text_20_body" style:list-style-name="L9">
      <style:text-properties officeooo:rsid="00279ca4" officeooo:paragraph-rsid="00279ca4"/>
    </style:style>
    <style:style style:name="P82" style:family="paragraph" style:parent-style-name="Text_20_body">
      <style:text-properties officeooo:paragraph-rsid="002a7c69"/>
    </style:style>
    <style:style style:name="P83" style:family="paragraph" style:parent-style-name="Text_20_body">
      <style:text-properties officeooo:rsid="0021fbf5" officeooo:paragraph-rsid="002b9fa5"/>
    </style:style>
    <style:style style:name="P84" style:family="paragraph" style:parent-style-name="Text_20_body">
      <style:text-properties officeooo:rsid="0021fbf5" officeooo:paragraph-rsid="00353d9a"/>
    </style:style>
    <style:style style:name="P85" style:family="paragraph" style:parent-style-name="Text_20_body">
      <style:text-properties officeooo:rsid="00216c49" officeooo:paragraph-rsid="002d49a6"/>
    </style:style>
    <style:style style:name="P86" style:family="paragraph" style:parent-style-name="Text_20_body">
      <style:text-properties officeooo:rsid="00216c49" officeooo:paragraph-rsid="002db1c0"/>
    </style:style>
    <style:style style:name="P87" style:family="paragraph" style:parent-style-name="Text_20_body">
      <style:text-properties officeooo:rsid="00216c49" officeooo:paragraph-rsid="00306095"/>
    </style:style>
    <style:style style:name="P88" style:family="paragraph" style:parent-style-name="Text_20_body" style:list-style-name="">
      <style:text-properties officeooo:rsid="00216c49" officeooo:paragraph-rsid="00306095"/>
    </style:style>
    <style:style style:name="P89" style:family="paragraph" style:parent-style-name="Text_20_body">
      <style:text-properties officeooo:paragraph-rsid="002d49a6"/>
    </style:style>
    <style:style style:name="P90" style:family="paragraph" style:parent-style-name="Text_20_body" style:list-style-name="L24">
      <style:text-properties officeooo:rsid="00353d9a" officeooo:paragraph-rsid="00353d9a"/>
    </style:style>
    <style:style style:name="P91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92" style:family="paragraph" style:parent-style-name="Heading" style:list-style-name="">
      <style:text-properties officeooo:rsid="0014cc0b" officeooo:paragraph-rsid="0021fbf5"/>
    </style:style>
    <style:style style:name="P93" style:family="paragraph" style:parent-style-name="Heading" style:list-style-name="">
      <style:text-properties officeooo:rsid="0014cc0b" officeooo:paragraph-rsid="00279ca4"/>
    </style:style>
    <style:style style:name="P94" style:family="paragraph" style:parent-style-name="Heading">
      <style:text-properties officeooo:rsid="0014cc0b" officeooo:paragraph-rsid="002b9fa5"/>
    </style:style>
    <style:style style:name="P95" style:family="paragraph" style:parent-style-name="Heading">
      <style:text-properties officeooo:rsid="0014cc0b" officeooo:paragraph-rsid="002d49a6"/>
    </style:style>
    <style:style style:name="P96" style:family="paragraph" style:parent-style-name="Heading">
      <style:text-properties officeooo:rsid="0014cc0b" officeooo:paragraph-rsid="002db1c0"/>
    </style:style>
    <style:style style:name="P97" style:family="paragraph" style:parent-style-name="Heading">
      <style:text-properties officeooo:rsid="0014cc0b" officeooo:paragraph-rsid="00306095"/>
    </style:style>
    <style:style style:name="P98" style:family="paragraph" style:parent-style-name="Heading">
      <style:text-properties officeooo:rsid="0014cc0b" officeooo:paragraph-rsid="003222e0"/>
    </style:style>
    <style:style style:name="P99" style:family="paragraph" style:parent-style-name="Heading">
      <style:text-properties officeooo:rsid="0014cc0b" officeooo:paragraph-rsid="0034c58a"/>
    </style:style>
    <style:style style:name="P100" style:family="paragraph" style:parent-style-name="Heading">
      <style:text-properties officeooo:rsid="0014cc0b" officeooo:paragraph-rsid="00353d9a"/>
    </style:style>
    <style:style style:name="P101" style:family="paragraph" style:parent-style-name="Heading_20_2" style:list-style-name="">
      <style:text-properties officeooo:paragraph-rsid="001229dc"/>
    </style:style>
    <style:style style:name="P102" style:family="paragraph" style:parent-style-name="Heading_20_2" style:list-style-name="">
      <style:text-properties officeooo:rsid="001229dc" officeooo:paragraph-rsid="001229dc"/>
    </style:style>
    <style:style style:name="P103" style:family="paragraph" style:parent-style-name="Heading_20_2" style:list-style-name="">
      <style:text-properties officeooo:rsid="001229dc" officeooo:paragraph-rsid="00353d9a"/>
    </style:style>
    <style:style style:name="P104" style:family="paragraph" style:parent-style-name="Heading_20_2">
      <style:paragraph-properties fo:break-before="page"/>
      <style:text-properties officeooo:rsid="001229dc" officeooo:paragraph-rsid="001229dc"/>
    </style:style>
    <style:style style:name="P105" style:family="paragraph" style:parent-style-name="Heading_20_3">
      <style:text-properties officeooo:paragraph-rsid="0018bbb9"/>
    </style:style>
    <style:style style:name="P106" style:family="paragraph" style:parent-style-name="Heading_20_3" style:list-style-name="">
      <style:text-properties officeooo:rsid="001b8801" officeooo:paragraph-rsid="001c3db5"/>
    </style:style>
    <style:style style:name="P107" style:family="paragraph" style:parent-style-name="Heading_20_3" style:list-style-name="">
      <style:text-properties officeooo:rsid="001b8801" officeooo:paragraph-rsid="001cc5bb"/>
    </style:style>
    <style:style style:name="P108" style:family="paragraph" style:parent-style-name="Heading_20_3" style:list-style-name="">
      <style:text-properties officeooo:rsid="001b8801" officeooo:paragraph-rsid="002101ec"/>
    </style:style>
    <style:style style:name="P109" style:family="paragraph" style:parent-style-name="Heading_20_3" style:list-style-name="">
      <style:text-properties officeooo:rsid="001b8801" officeooo:paragraph-rsid="0020fc8d"/>
    </style:style>
    <style:style style:name="P110" style:family="paragraph" style:parent-style-name="Heading_20_3">
      <style:text-properties officeooo:rsid="001c3db5" officeooo:paragraph-rsid="001c3db5"/>
    </style:style>
    <style:style style:name="P111" style:family="paragraph" style:parent-style-name="Heading_20_3">
      <style:text-properties officeooo:paragraph-rsid="002a7c69"/>
    </style:style>
    <style:style style:name="P112" style:family="paragraph" style:parent-style-name="Heading_20_3">
      <style:paragraph-properties fo:break-before="page"/>
      <style:text-properties officeooo:rsid="001b8801" officeooo:paragraph-rsid="001cc5bb"/>
    </style:style>
    <style:style style:name="P113" style:family="paragraph" style:parent-style-name="Heading_20_3">
      <style:paragraph-properties fo:break-before="page"/>
      <style:text-properties officeooo:rsid="001b8801" officeooo:paragraph-rsid="002a7c69"/>
    </style:style>
    <style:style style:name="P114" style:family="paragraph" style:parent-style-name="Heading_20_3">
      <style:paragraph-properties fo:break-before="page"/>
      <style:text-properties officeooo:rsid="001b8801" officeooo:paragraph-rsid="002d49a6"/>
    </style:style>
    <style:style style:name="P115" style:family="paragraph" style:parent-style-name="Heading_20_3">
      <style:paragraph-properties fo:break-before="page"/>
      <style:text-properties officeooo:rsid="001b8801" officeooo:paragraph-rsid="002db1c0"/>
    </style:style>
    <style:style style:name="P116" style:family="paragraph" style:parent-style-name="Heading_20_3">
      <style:paragraph-properties fo:break-before="page"/>
      <style:text-properties officeooo:rsid="001b8801" officeooo:paragraph-rsid="00306095"/>
    </style:style>
    <style:style style:name="P117" style:family="paragraph" style:parent-style-name="Heading_20_3">
      <style:paragraph-properties fo:break-before="page"/>
      <style:text-properties officeooo:rsid="001c3db5" officeooo:paragraph-rsid="001c3db5"/>
    </style:style>
    <style:style style:name="P118" style:family="paragraph" style:parent-style-name="Heading_20_3">
      <style:paragraph-properties fo:break-before="page"/>
      <style:text-properties officeooo:rsid="001cc5bb" officeooo:paragraph-rsid="001cc5bb"/>
    </style:style>
    <style:style style:name="P119" style:family="paragraph" style:parent-style-name="Heading_20_3">
      <style:paragraph-properties fo:break-before="page"/>
      <style:text-properties officeooo:paragraph-rsid="003222e0"/>
    </style:style>
    <style:style style:name="P120" style:family="paragraph" style:parent-style-name="Heading_20_3">
      <style:paragraph-properties fo:break-before="page"/>
      <style:text-properties officeooo:paragraph-rsid="0034c58a"/>
    </style:style>
    <style:style style:name="P121" style:family="paragraph" style:parent-style-name="Heading_20_3">
      <style:paragraph-properties fo:break-before="page"/>
      <style:text-properties officeooo:paragraph-rsid="00353d9a"/>
    </style:style>
    <style:style style:name="P1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1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1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1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53d9a"/>
    </style:style>
    <style:style style:name="P1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1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1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13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131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32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33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3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3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3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3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3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3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14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14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14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14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14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14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14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14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14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14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15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15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15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15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15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53d9a"/>
    </style:style>
    <style:style style:name="P15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15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53d9a"/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09_236450557" text:style-name="Index_20_Link" text:visited-style-name="Index_20_Link">OAuth [/oauth]<text:tab/>2</text:a></text:p>
          <text:p text:style-name="P16"><text:a xlink:type="simple" xlink:href="#__RefHeading___Toc132_236450557" text:style-name="Index_20_Link" text:visited-style-name="Index_20_Link">Get Token [POST /token]<text:tab/>2</text:a></text:p>
          <text:p text:style-name="P15"><text:a xlink:type="simple" xlink:href="#__RefHeading___Toc113_236450557" text:style-name="Index_20_Link" text:visited-style-name="Index_20_Link">Users [/users]<text:tab/>3</text:a></text:p>
          <text:p text:style-name="P16"><text:a xlink:type="simple" xlink:href="#__RefHeading___Toc134_236450557" text:style-name="Index_20_Link" text:visited-style-name="Index_20_Link">Get User [GET]<text:tab/>3</text:a></text:p>
          <text:p text:style-name="P16"><text:a xlink:type="simple" xlink:href="#__RefHeading___Toc136_236450557" text:style-name="Index_20_Link" text:visited-style-name="Index_20_Link">Get Summary [GET /summary]<text:tab/>4</text:a></text:p>
          <text:p text:style-name="P16"><text:a xlink:type="simple" xlink:href="#__RefHeading___Toc138_236450557" text:style-name="Index_20_Link" text:visited-style-name="Index_20_Link">Signup [POST /signup]<text:tab/>5</text:a></text:p>
          <text:p text:style-name="P16"><text:a xlink:type="simple" xlink:href="#__RefHeading___Toc140_236450557" text:style-name="Index_20_Link" text:visited-style-name="Index_20_Link">Change password [PUT /password]<text:tab/>6</text:a></text:p>
          <text:p text:style-name="P16"><text:a xlink:type="simple" xlink:href="#__RefHeading___Toc161_236450557" text:style-name="Index_20_Link" text:visited-style-name="Index_20_Link">Response 204<text:tab/>6</text:a></text:p>
          <text:p text:style-name="P16"><text:a xlink:type="simple" xlink:href="#__RefHeading___Toc175_236450557" text:style-name="Index_20_Link" text:visited-style-name="Index_20_Link">No Content<text:tab/>6</text:a></text:p>
          <text:p text:style-name="P16"><text:a xlink:type="simple" xlink:href="#__RefHeading___Toc142_236450557" text:style-name="Index_20_Link" text:visited-style-name="Index_20_Link">Admin Delete user [DELETE /admin/{userid}]<text:tab/>7</text:a></text:p>
          <text:p text:style-name="P16"><text:a xlink:type="simple" xlink:href="#__RefHeading___Toc144_236450557" text:style-name="Index_20_Link" text:visited-style-name="Index_20_Link">Admin Change password [PUT /admin/password]<text:tab/>8</text:a></text:p>
          <text:p text:style-name="P16"><text:a xlink:type="simple" xlink:href="#__RefHeading___Toc165_236450557" text:style-name="Index_20_Link" text:visited-style-name="Index_20_Link">Response 204<text:tab/>8</text:a></text:p>
          <text:p text:style-name="P16"><text:a xlink:type="simple" xlink:href="#__RefHeading___Toc177_236450557" text:style-name="Index_20_Link" text:visited-style-name="Index_20_Link">No Content<text:tab/>8</text:a></text:p>
          <text:p text:style-name="P15"><text:a xlink:type="simple" xlink:href="#__RefHeading___Toc115_236450557" text:style-name="Index_20_Link" text:visited-style-name="Index_20_Link">Characters [/characters]<text:tab/>9</text:a></text:p>
          <text:p text:style-name="P15"><text:a xlink:type="simple" xlink:href="#__RefHeading___Toc117_236450557" text:style-name="Index_20_Link" text:visited-style-name="Index_20_Link">Guilds [/guilds]<text:tab/>10</text:a></text:p>
          <text:p text:style-name="P15"><text:a xlink:type="simple" xlink:href="#__RefHeading___Toc119_236450557" text:style-name="Index_20_Link" text:visited-style-name="Index_20_Link">Teams [/teams]<text:tab/>11</text:a></text:p>
        </text:index-body>
      </text:table-of-content>
      <text:h text:style-name="P101" text:outline-level="2"/>
      <text:h text:style-name="P104" text:outline-level="2"><text:bookmark-start text:name="__RefHeading___Toc109_236450557"/>OAuth [/oauth]<text:bookmark-end text:name="__RefHeading___Toc109_236450557"/></text:h>
      <text:h text:style-name="P105" text:outline-level="3"><text:bookmark-start text:name="__RefHeading___Toc132_236450557"/>Get Token [<text:span text:style-name="T1">POST /token]</text:span><text:bookmark-end text:name="__RefHeading___Toc132_236450557"/></text:h>
      <text:p text:style-name="P2">Gets the OAuth token required in order to access the API methods, and identify the user making requests.</text:p>
      <text:p text:style-name="P14">Parameters </text:p>
      <text:list xml:id="list8983886256618129895" text:style-name="L1">
        <text:list-item>
          <text:p text:style-name="P91">username<text:tab/>-<text:tab/>text<text:tab/>-<text:tab/>user's name</text:p>
        </text:list-item>
        <text:list-item>
          <text:p text:style-name="P91">password<text:tab/>-<text:tab/>text<text:tab/>-<text:tab/>user's password</text:p>
        </text:list-item>
        <text:list-item>
          <text:p text:style-name="P91">grant_type <text:tab/>-<text:tab/>text<text:tab/>-<text:tab/>token grant method (password)</text:p>
        </text:list-item>
        <text:list-item>
          <text:p text:style-name="P91">scope<text:tab/><text:tab/>-<text:tab/>text<text:tab/>-<text:tab/>scope of access (read&amp;write)</text:p>
        </text:list-item>
        <text:list-item>
          <text:p text:style-name="P91">client_id<text:tab/>-<text:tab/>text<text:tab/>-<text:tab/>client's id (clientapp)</text:p>
        </text:list-item>
        <text:list-item>
          <text:p text:style-name="P91">client_secret<text:tab/>-<text:tab/>text<text:tab/>-<text:tab/>client's secret (secret)</text:p>
        </text:list-item>
      </text:list>
      <text:p text:style-name="P8">Request</text:p>
      <text:list xml:id="list5521546800493351152" text:style-name="L2">
        <text:list-item>
          <text:p text:style-name="P32">Headers</text:p>
          <text:list>
            <text:list-item>
              <text:p text:style-name="P32">Authorization: <text:span text:style-name="T2">Basic</text:span> SECRETCODEHERE==</text:p>
            </text:list-item>
          </text:list>
        </text:list-item>
      </text:list>
      <text:p text:style-name="P8">Response (application/json) 200</text:p>
      <text:list xml:id="list1674177509688581702" text:style-name="L3">
        <text:list-item>
          <text:p text:style-name="P45">Body</text:p>
        </text:list-item>
      </text:list>
      <text:p text:style-name="P22">{</text:p>
      <text:p text:style-name="P23"><text:s text:c="2"/>"access_token": "<text:span text:style-name="T1">ACCESS_TOKEN_UUID</text:span>",</text:p>
      <text:p text:style-name="P23"><text:s text:c="2"/>"token_type": "bearer",</text:p>
      <text:p text:style-name="P23"><text:s text:c="2"/>"refresh_token": "<text:span text:style-name="T1">REFRSH_TOKEN_UUID</text:span>",</text:p>
      <text:p text:style-name="P23"><text:s text:c="2"/>"expires_in": 43199,</text:p>
      <text:p text:style-name="P23"><text:s text:c="2"/>"scope": "read write"</text:p>
      <text:p text:style-name="P23">}</text:p>
      <text:p text:style-name="P23"/>
      <text:h text:style-name="P102" text:outline-level="2"/>
      <text:h text:style-name="P104" text:outline-level="2"><text:bookmark-start text:name="__RefHeading___Toc113_236450557"/>Users [/users]<text:bookmark-end text:name="__RefHeading___Toc113_236450557"/></text:h>
      <text:h text:style-name="P110" text:outline-level="3"><text:bookmark-start text:name="__RefHeading___Toc134_236450557"/>Get User [GET]<text:bookmark-end text:name="__RefHeading___Toc134_236450557"/></text:h>
      <text:p text:style-name="P3">Get the logged in user</text:p>
      <text:p text:style-name="P9">Request</text:p>
      <text:list xml:id="list230132631363320" text:continue-list="list5521546800493351152" text:style-name="L2">
        <text:list-item>
          <text:p text:style-name="P33">Headers</text:p>
          <text:list>
            <text:list-item>
              <text:p text:style-name="P33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230131216211973" text:continue-list="list1674177509688581702" text:style-name="L3">
        <text:list-item>
          <text:p text:style-name="P46">Body</text:p>
        </text:list-item>
      </text:list>
      <text:p text:style-name="P17">{</text:p>
      <text:p text:style-name="P24"><text:s text:c="2"/>"id": 1,</text:p>
      <text:p text:style-name="P24"><text:s text:c="2"/>"username": "admin",</text:p>
      <text:p text:style-name="P24"><text:s text:c="2"/>"email": "admin@zanvork.com",</text:p>
      <text:p text:style-name="P24"><text:s text:c="2"/>"roles": [</text:p>
      <text:p text:style-name="P24"><text:s text:c="4"/>"ROLE_ADMIN",</text:p>
      <text:p text:style-name="P24"><text:s text:c="4"/>"ROLE_USER"</text:p>
      <text:p text:style-name="P24"><text:s text:c="2"/>]</text:p>
      <text:p text:style-name="P24">}<text:tab/></text:p>
      <text:h text:style-name="P106" text:outline-level="3"/>
      <text:h text:style-name="P117" text:outline-level="3"><text:bookmark-start text:name="__RefHeading___Toc136_236450557"/>Get Summary [GET /summary]<text:bookmark-end text:name="__RefHeading___Toc136_236450557"/></text:h>
      <text:p text:style-name="P4">Get the <text:span text:style-name="T3">summary for the logged</text:span> in user</text:p>
      <text:p text:style-name="P10">Request</text:p>
      <text:list xml:id="list230132639669919" text:continue-list="list230132631363320" text:style-name="L2">
        <text:list-item>
          <text:p text:style-name="P34">Headers</text:p>
          <text:list>
            <text:list-item>
              <text:p text:style-name="P34">Authorization: <text:span text:style-name="T2">Bearer</text:span> <text:span text:style-name="T2">USER_ACCESS_TOKEN</text:span></text:p>
            </text:list-item>
          </text:list>
        </text:list-item>
      </text:list>
      <text:p text:style-name="P10">Response (application/json) 200</text:p>
      <text:list xml:id="list7951111068822943138" text:style-name="L4">
        <text:list-item>
          <text:p text:style-name="P47">Body</text:p>
        </text:list-item>
      </text:list>
      <text:p text:style-name="P141">{</text:p>
      <text:p text:style-name="P137"><text:s text:c="2"/>"user": {</text:p>
      <text:p text:style-name="P137"><text:s text:c="4"/>"id": 2,</text:p>
      <text:p text:style-name="P137"><text:s text:c="4"/>"username": "test_user",</text:p>
      <text:p text:style-name="P137"><text:s text:c="4"/>"email": "test_user@zanvork.com",</text:p>
      <text:p text:style-name="P137"><text:s text:c="4"/>"roles": [</text:p>
      <text:p text:style-name="P137"><text:s text:c="6"/>"ROLE_USER"</text:p>
      <text:p text:style-name="P137"><text:s text:c="4"/>]</text:p>
      <text:p text:style-name="P137"><text:s text:c="2"/>},</text:p>
      <text:p text:style-name="P137"><text:s text:c="2"/>"characters": [</text:p>
      <text:p text:style-name="P137"><text:s text:c="4"/>{</text:p>
      <text:p text:style-name="P137"><text:s text:c="6"/>"id": 1,</text:p>
      <text:p text:style-name="P137"><text:s text:c="6"/>"name": "Emerkai",</text:p>
      <text:p text:style-name="P137"><text:s text:c="6"/>"realm": "quel'thalas_eu",</text:p>
      <text:p text:style-name="P137"><text:s text:c="6"/>"className": "Priest",</text:p>
      <text:p text:style-name="P137"><text:s text:c="6"/>"mainSpec": "Holy",</text:p>
      <text:p text:style-name="P137"><text:s text:c="6"/>"offspec": "Shadow"</text:p>
      <text:p text:style-name="P137"><text:s text:c="4"/>}</text:p>
      <text:p text:style-name="P137"><text:s text:c="2"/>],</text:p>
      <text:p text:style-name="P137"><text:s text:c="2"/>"guilds": [],</text:p>
      <text:p text:style-name="P137"><text:s text:c="2"/>"teams": [],</text:p>
      <text:p text:style-name="P137"><text:s text:c="2"/>"ownershipRequests": [],</text:p>
      <text:p text:style-name="P137"><text:s text:c="2"/>"teamInvites": []</text:p>
      <text:p text:style-name="P137">}</text:p>
      <text:h text:style-name="P107" text:outline-level="3"/>
      <text:h text:style-name="P112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5">Create a user with the posted details</text:p>
      <text:p text:style-name="P11">Request</text:p>
      <text:list xml:id="list230131024443146" text:continue-list="list230132639669919" text:style-name="L2">
        <text:list-item>
          <text:p text:style-name="P35">Headers</text:p>
          <text:list>
            <text:list-item>
              <text:p text:style-name="P35">Authorization: <text:span text:style-name="T2">Basic</text:span> SECRETCODEHERE==</text:p>
            </text:list-item>
            <text:list-item>
              <text:p text:style-name="P70">Content-Type: application/json</text:p>
            </text:list-item>
          </text:list>
        </text:list-item>
      </text:list>
      <text:list xml:id="list4098237391609187593" text:style-name="L5">
        <text:list-item>
          <text:p text:style-name="P48">Body</text:p>
        </text:list-item>
      </text:list>
      <text:p text:style-name="P18">{</text:p>
      <text:p text:style-name="P25"><text:s text:c="4"/>"username": "test_user",</text:p>
      <text:p text:style-name="P25"><text:s text:c="4"/>"email" : "test_user@zanvork.com",</text:p>
      <text:p text:style-name="P25"><text:s text:c="4"/>"password" : "my_password"</text:p>
      <text:p text:style-name="P25">}</text:p>
      <text:h text:style-name="P108" text:outline-level="3"/>
      <text:p text:style-name="P11">Response (application/json) 200</text:p>
      <text:list xml:id="list230132892457679" text:continue-numbering="true" text:style-name="L5">
        <text:list-item>
          <text:p text:style-name="P49">Body</text:p>
        </text:list-item>
      </text:list>
      <text:p text:style-name="P21">{</text:p>
      <text:p text:style-name="P29"><text:s text:c="2"/>"id": 2,</text:p>
      <text:p text:style-name="P29"><text:s text:c="2"/>"username": "test_user",</text:p>
      <text:p text:style-name="P29"><text:s text:c="2"/>"email": "test_user@zanvork.com",</text:p>
      <text:p text:style-name="P29"><text:s text:c="2"/>"roles": [</text:p>
      <text:p text:style-name="P29"><text:s text:c="4"/>"ROLE_USER"</text:p>
      <text:p text:style-name="P29"><text:s text:c="2"/>]</text:p>
      <text:p text:style-name="P29">}</text:p>
      <text:h text:style-name="P109" text:outline-level="3"/>
      <text:h text:style-name="P118" text:outline-level="3"><text:bookmark-start text:name="__RefHeading___Toc140_236450557"/>Change password [PUT /password]<text:bookmark-end text:name="__RefHeading___Toc140_236450557"/></text:h>
      <text:p text:style-name="P6"><text:bookmark-start text:name="__DdeLink__158_236450557"/>Change the user's <text:span text:style-name="T4">password</text:span></text:p>
      <text:p text:style-name="P12">Request</text:p>
      <text:list xml:id="list230130874679566" text:continue-list="list230131024443146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71">Content-Type: application/json</text:p>
            </text:list-item>
          </text:list>
        </text:list-item>
      </text:list>
      <text:list xml:id="list6150903066746512220" text:style-name="L6">
        <text:list-item>
          <text:p text:style-name="P51">Body</text:p>
        </text:list-item>
      </text:list>
      <text:p text:style-name="P19">{</text:p>
      <text:p text:style-name="P27"><text:s text:c="4"/><text:span text:style-name="T4">"oldPassword": "old_password",</text:span></text:p>
      <text:p text:style-name="P30"><text:s text:c="4"/>"newPassword" : "new_password"</text:p>
      <text:p text:style-name="P26">}</text:p>
      <text:h text:style-name="P92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80" text:outline-level="3"><text:bookmark-start text:name="__RefHeading___Toc175_236450557"/>No Content<text:bookmark-end text:name="__RefHeading___Toc175_236450557"/></text:h>
        </text:list-item>
      </text:list>
      <text:h text:style-name="P118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12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7">Change <text:span text:style-name="T5">a specified</text:span> user's <text:span text:style-name="T4">password</text:span></text:p>
      <text:p text:style-name="P13">Request</text:p>
      <text:list xml:id="list230131575295951" text:continue-list="list230130874679566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72">Content-Type: application/json</text:p>
            </text:list-item>
          </text:list>
        </text:list-item>
      </text:list>
      <text:list xml:id="list1334067947678502524" text:style-name="L8">
        <text:list-item>
          <text:p text:style-name="P52">Body</text:p>
        </text:list-item>
      </text:list>
      <text:p text:style-name="P20">{</text:p>
      <text:p text:style-name="P28"><text:s text:c="4"/><text:span text:style-name="T4">"userId": 1234,</text:span></text:p>
      <text:p text:style-name="P31"><text:s text:c="4"/>"newPassword" : "new_password"</text:p>
      <text:p text:style-name="P28">}</text:p>
      <text:h text:style-name="P93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81" text:outline-level="3"><text:bookmark-start text:name="__RefHeading___Toc177_236450557"/>No Content<text:bookmark-end text:name="__RefHeading___Toc177_236450557"/></text:h>
        </text:list-item>
      </text:list>
      <text:h text:style-name="P53" text:outline-level="3"/>
      <text:h text:style-name="P102" text:outline-level="2"/>
      <text:h text:style-name="P104" text:outline-level="2"><text:bookmark-start text:name="__RefHeading___Toc115_236450557"/>Characters [/characters]<text:bookmark-end text:name="__RefHeading___Toc115_236450557"/></text:h>
      <text:h text:style-name="P111" text:outline-level="3"><text:span text:style-name="T6">Create Character [POST]</text:span></text:h>
      <text:p text:style-name="P83">Change the user's <text:span text:style-name="T4">password</text:span></text:p>
      <text:p text:style-name="P94">Request</text:p>
      <text:list xml:id="list230132004375848" text:continue-list="list230131575295951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73">Content-Type: application/json</text:p>
            </text:list-item>
          </text:list>
        </text:list-item>
      </text:list>
      <text:list xml:id="list667229488341874388" text:style-name="L10">
        <text:list-item>
          <text:p text:style-name="P54">Body</text:p>
        </text:list-item>
      </text:list>
      <text:p text:style-name="P143">{</text:p>
      <text:p text:style-name="P122"><text:s text:c="4"/><text:span text:style-name="T4">"region": "eu",</text:span></text:p>
      <text:p text:style-name="P125"><text:s text:c="4"/>"<text:span text:style-name="T7">realm</text:span>" : "<text:span text:style-name="T7">quel'thalas</text:span>",</text:p>
      <text:p text:style-name="P125"><text:s text:c="4"/>"<text:span text:style-name="T7">name</text:span>" : "<text:span text:style-name="T7">emerkai</text:span> <text:s text:c="3"/></text:p>
      <text:p text:style-name="P122">}</text:p>
      <text:p text:style-name="P94">Response (application/json) 200</text:p>
      <text:list xml:id="list230131970378541" text:continue-list="list230132892457679" text:style-name="L5">
        <text:list-item>
          <text:p text:style-name="P50">Body</text:p>
        </text:list-item>
      </text:list>
      <text:p text:style-name="P139">{</text:p>
      <text:p text:style-name="P127"><text:s text:c="2"/>"id": <text:span text:style-name="T7">1</text:span>,</text:p>
      <text:p text:style-name="P127"><text:s text:c="2"/>"<text:span text:style-name="T7">name</text:span>": "<text:span text:style-name="T7">emerkai</text:span>",</text:p>
      <text:p text:style-name="P127"><text:s text:c="2"/>"<text:span text:style-name="T7">realm</text:span>": "<text:span text:style-name="T7">quel'thalas_eu</text:span>"</text:p>
      <text:p text:style-name="P127"><text:s text:c="2"/>"<text:span text:style-name="T7">className</text:span>": "<text:span text:style-name="T7">Priest</text:span>",</text:p>
      <text:p text:style-name="P127"><text:s text:c="2"/>"<text:span text:style-name="T7">mainSpec</text:span>": "<text:span text:style-name="T7">Holy</text:span>",</text:p>
      <text:p text:style-name="P127"><text:s text:c="2"/>"<text:span text:style-name="T7">offSpec</text:span>": "<text:span text:style-name="T7">Shadow</text:span>"</text:p>
      <text:p text:style-name="P127">}</text:p>
      <text:h text:style-name="P113" text:outline-level="3"><text:span text:style-name="T6">Get Character [GET /{region}/{realm}/{name}]</text:span><text:bookmark-start text:name="__DdeLink__444_522066525"/></text:h>
      <text:p text:style-name="P94">Request</text:p>
      <text:list xml:id="list230132262151908" text:continue-list="list230132004375848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73">Content-Type: application/json</text:p>
            </text:list-item>
          </text:list>
        </text:list-item>
      </text:list>
      <text:p text:style-name="P94">Response (application/json) 200</text:p>
      <text:list xml:id="list5368300232151297750" text:style-name="L12">
        <text:list-item>
          <text:p text:style-name="P55">Body</text:p>
        </text:list-item>
      </text:list>
      <text:p text:style-name="P139">{</text:p>
      <text:p text:style-name="P127"><text:s text:c="2"/>"id": <text:span text:style-name="T7">1</text:span>,</text:p>
      <text:p text:style-name="P127"><text:s text:c="2"/>"<text:span text:style-name="T7">name</text:span>": "<text:span text:style-name="T7">emerkai</text:span>",</text:p>
      <text:p text:style-name="P127"><text:s text:c="2"/>"<text:span text:style-name="T7">realm</text:span>": "<text:span text:style-name="T7">quel'thalas_eu</text:span>"</text:p>
      <text:p text:style-name="P127"><text:s text:c="2"/>"<text:span text:style-name="T7">className</text:span>": "<text:span text:style-name="T7">Priest</text:span>",</text:p>
      <text:p text:style-name="P127"><text:s text:c="2"/>"<text:span text:style-name="T7">mainSpec</text:span>": "<text:span text:style-name="T7">Holy</text:span>",</text:p>
      <text:p text:style-name="P127"><text:s text:c="2"/>"<text:span text:style-name="T7">offSpec</text:span>": "<text:span text:style-name="T7">Shadow</text:span>"</text:p>
      <text:p text:style-name="P127">}<text:bookmark-end text:name="__DdeLink__444_522066525"/></text:p>
      <text:h text:style-name="P114" text:outline-level="3"><text:span text:style-name="T6">Get Character [GET /{id}]</text:span></text:h>
      <text:p text:style-name="P95"><text:bookmark-start text:name="__DdeLink__447_522066525"/>Request</text:p>
      <text:list xml:id="list230132923785375" text:continue-list="list230132262151908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74">Content-Type: application/json</text:p>
            </text:list-item>
          </text:list>
        </text:list-item>
      </text:list>
      <text:p text:style-name="P95">Response (application/json) 200</text:p>
      <text:list xml:id="list970224541269871399" text:style-name="L13">
        <text:list-item>
          <text:p text:style-name="P56">Body</text:p>
        </text:list-item>
      </text:list>
      <text:p text:style-name="P140">{</text:p>
      <text:p text:style-name="P128"><text:s text:c="2"/>"id": <text:span text:style-name="T7">1</text:span>,</text:p>
      <text:p text:style-name="P128"><text:s text:c="2"/>"<text:span text:style-name="T7">name</text:span>": "<text:span text:style-name="T7">emerkai</text:span>",</text:p>
      <text:p text:style-name="P128"><text:s text:c="2"/>"<text:span text:style-name="T7">realm</text:span>": "<text:span text:style-name="T7">quel'thalas_eu</text:span>"</text:p>
      <text:p text:style-name="P128"><text:s text:c="2"/>"<text:span text:style-name="T7">className</text:span>": "<text:span text:style-name="T7">Priest</text:span>",</text:p>
      <text:p text:style-name="P128"><text:s text:c="2"/>"<text:span text:style-name="T7">mainSpec</text:span>": "<text:span text:style-name="T7">Holy</text:span>",</text:p>
      <text:p text:style-name="P128"><text:s text:c="2"/>"<text:span text:style-name="T7">offSpec</text:span>": "<text:span text:style-name="T7">Shadow</text:span>"</text:p>
      <text:p text:style-name="P85">}</text:p>
      <text:p text:style-name="P82"><text:bookmark-end text:name="__DdeLink__447_522066525"/></text:p>
      <text:h text:style-name="P113" text:outline-level="3"><text:bookmark-start text:name="__DdeLink__453_522066525"/><text:span text:style-name="T9">Update character [PUT /{id}]</text:span></text:h>
      <text:p text:style-name="P95">Request</text:p>
      <text:list xml:id="list230132563098515" text:continue-list="list230132923785375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74">Content-Type: application/json</text:p>
            </text:list-item>
          </text:list>
        </text:list-item>
      </text:list>
      <text:p text:style-name="P95">Response (application/json) 200</text:p>
      <text:list xml:id="list8025318660462398329" text:style-name="L14">
        <text:list-item>
          <text:p text:style-name="P57">Body</text:p>
        </text:list-item>
      </text:list>
      <text:p text:style-name="P140">{</text:p>
      <text:p text:style-name="P128"><text:s text:c="2"/>"id": <text:span text:style-name="T7">1</text:span>,</text:p>
      <text:p text:style-name="P128"><text:s text:c="2"/>"<text:span text:style-name="T7">name</text:span>": "<text:span text:style-name="T7">emerkai</text:span>",</text:p>
      <text:p text:style-name="P128"><text:s text:c="2"/>"<text:span text:style-name="T7">realm</text:span>": "<text:span text:style-name="T7">quel'thalas_eu</text:span>"</text:p>
      <text:p text:style-name="P128"><text:s text:c="2"/>"<text:span text:style-name="T7">className</text:span>": "<text:span text:style-name="T7">Priest</text:span>",</text:p>
      <text:p text:style-name="P128"><text:s text:c="2"/>"<text:span text:style-name="T7">mainSpec</text:span>": "<text:span text:style-name="T7">Holy</text:span>",</text:p>
      <text:p text:style-name="P128"><text:s text:c="2"/>"<text:span text:style-name="T7">offSpec</text:span>": "<text:span text:style-name="T7">Shadow</text:span>"</text:p>
      <text:p text:style-name="P85">}<text:bookmark-end text:name="__DdeLink__453_522066525"/></text:p>
      <text:p text:style-name="P89"/>
      <text:h text:style-name="P115" text:outline-level="3"><text:bookmark-start text:name="__DdeLink__455_522066525"/><text:span text:style-name="T10">Lock character [PUT /{id}/lock]</text:span></text:h>
      <text:p text:style-name="P96">Request</text:p>
      <text:list xml:id="list230131047894001" text:continue-list="list230132563098515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75">Content-Type: application/json</text:p>
            </text:list-item>
          </text:list>
        </text:list-item>
      </text:list>
      <text:p text:style-name="P96">Response (application/json) 200</text:p>
      <text:list xml:id="list6600995343287082549" text:style-name="L15">
        <text:list-item>
          <text:p text:style-name="P58">Body</text:p>
        </text:list-item>
      </text:list>
      <text:p text:style-name="P146">{</text:p>
      <text:p text:style-name="P129"><text:s text:c="2"/>"id": <text:span text:style-name="T7">1</text:span>,</text:p>
      <text:p text:style-name="P129"><text:s text:c="2"/>"<text:span text:style-name="T7">name</text:span>": "<text:span text:style-name="T7">emerkai</text:span>",</text:p>
      <text:p text:style-name="P129"><text:s text:c="2"/>"<text:span text:style-name="T7">realm</text:span>": "<text:span text:style-name="T7">quel'thalas_eu</text:span>"</text:p>
      <text:p text:style-name="P129"><text:s text:c="2"/>"<text:span text:style-name="T7">className</text:span>": "<text:span text:style-name="T7">Priest</text:span>",</text:p>
      <text:p text:style-name="P129"><text:s text:c="2"/>"<text:span text:style-name="T7">mainSpec</text:span>": "<text:span text:style-name="T7">Holy</text:span>",</text:p>
      <text:p text:style-name="P129"><text:s text:c="2"/>"<text:span text:style-name="T7">offSpec</text:span>": "<text:span text:style-name="T7">Shadow</text:span>"</text:p>
      <text:p text:style-name="P86">}</text:p>
      <text:h text:style-name="P115" text:outline-level="3"><text:span text:style-name="T10">Unlock Character [PUT /{id}/unlock]</text:span></text:h>
      <text:p text:style-name="P96">Request</text:p>
      <text:list xml:id="list230132412879997" text:continue-list="list230131047894001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75">Content-Type: application/json</text:p>
            </text:list-item>
          </text:list>
        </text:list-item>
      </text:list>
      <text:p text:style-name="P96">Response (application/json) 200</text:p>
      <text:list xml:id="list2227575175613341400" text:style-name="L16">
        <text:list-item>
          <text:p text:style-name="P59">Body</text:p>
        </text:list-item>
      </text:list>
      <text:p text:style-name="P146">{</text:p>
      <text:p text:style-name="P129"><text:s text:c="2"/>"id": <text:span text:style-name="T7">1</text:span>,</text:p>
      <text:p text:style-name="P129"><text:s text:c="2"/>"<text:span text:style-name="T7">name</text:span>": "<text:span text:style-name="T7">emerkai</text:span>",</text:p>
      <text:p text:style-name="P129"><text:s text:c="2"/>"<text:span text:style-name="T7">realm</text:span>": "<text:span text:style-name="T7">quel'thalas_eu</text:span>"</text:p>
      <text:p text:style-name="P129"><text:s text:c="2"/>"<text:span text:style-name="T7">className</text:span>": "<text:span text:style-name="T7">Priest</text:span>",</text:p>
      <text:p text:style-name="P129"><text:s text:c="2"/>"<text:span text:style-name="T7">mainSpec</text:span>": "<text:span text:style-name="T7">Holy</text:span>",</text:p>
      <text:p text:style-name="P129"><text:s text:c="2"/>"<text:span text:style-name="T7">offSpec</text:span>": "<text:span text:style-name="T7">Shadow</text:span>"</text:p>
      <text:p text:style-name="P86">}<text:bookmark-end text:name="__DdeLink__455_522066525"/></text:p>
      <text:h text:style-name="P116" text:outline-level="3"><text:span text:style-name="T10">Lock character ownership [PUT /{id}/ownership/lock]</text:span></text:h>
      <text:p text:style-name="P97">Request</text:p>
      <text:list xml:id="list230131239150260" text:continue-list="list230132412879997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76">Content-Type: application/json</text:p>
            </text:list-item>
          </text:list>
        </text:list-item>
      </text:list>
      <text:p text:style-name="P97">Response (application/json) 200</text:p>
      <text:list xml:id="list818899981243095765" text:style-name="L17">
        <text:list-item>
          <text:p text:style-name="P60">Body</text:p>
        </text:list-item>
      </text:list>
      <text:p text:style-name="P148">{</text:p>
      <text:p text:style-name="P130"><text:s text:c="2"/>"id": <text:span text:style-name="T7">1</text:span>,</text:p>
      <text:p text:style-name="P130"><text:s text:c="2"/>"<text:span text:style-name="T7">name</text:span>": "<text:span text:style-name="T7">emerkai</text:span>",</text:p>
      <text:p text:style-name="P130"><text:s text:c="2"/>"<text:span text:style-name="T7">realm</text:span>": "<text:span text:style-name="T7">quel'thalas_eu</text:span>"</text:p>
      <text:p text:style-name="P130"><text:s text:c="2"/>"<text:span text:style-name="T7">className</text:span>": "<text:span text:style-name="T7">Priest</text:span>",</text:p>
      <text:p text:style-name="P130"><text:s text:c="2"/>"<text:span text:style-name="T7">mainSpec</text:span>": "<text:span text:style-name="T7">Holy</text:span>",</text:p>
      <text:p text:style-name="P130"><text:s text:c="2"/>"<text:span text:style-name="T7">offSpec</text:span>": "<text:span text:style-name="T7">Shadow</text:span>"</text:p>
      <text:p text:style-name="P87">}</text:p>
      <text:h text:style-name="P116" text:outline-level="3"><text:span text:style-name="T10">Unlock Character Ownership [PUT /{id}/ownership/unlock]</text:span></text:h>
      <text:p text:style-name="P97">Request</text:p>
      <text:list xml:id="list230131910196776" text:continue-list="list230131239150260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76">Content-Type: application/json</text:p>
            </text:list-item>
          </text:list>
        </text:list-item>
      </text:list>
      <text:p text:style-name="P97">Response (application/json) 200</text:p>
      <text:list xml:id="list3450491545896149928" text:style-name="L18">
        <text:list-item>
          <text:p text:style-name="P61">Body</text:p>
        </text:list-item>
      </text:list>
      <text:p text:style-name="P148">{</text:p>
      <text:p text:style-name="P130"><text:s text:c="2"/>"id": <text:span text:style-name="T7">1</text:span>,</text:p>
      <text:p text:style-name="P130"><text:s text:c="2"/>"<text:span text:style-name="T7">name</text:span>": "<text:span text:style-name="T7">emerkai</text:span>",</text:p>
      <text:p text:style-name="P130"><text:s text:c="2"/>"<text:span text:style-name="T7">realm</text:span>": "<text:span text:style-name="T7">quel'thalas_eu</text:span>"</text:p>
      <text:p text:style-name="P130"><text:s text:c="2"/>"<text:span text:style-name="T7">className</text:span>": "<text:span text:style-name="T7">Priest</text:span>",</text:p>
      <text:p text:style-name="P130"><text:s text:c="2"/>"<text:span text:style-name="T7">mainSpec</text:span>": "<text:span text:style-name="T7">Holy</text:span>",</text:p>
      <text:p text:style-name="P130"><text:s text:c="2"/>"<text:span text:style-name="T7">offSpec</text:span>": "<text:span text:style-name="T7">Shadow</text:span>"</text:p>
      <text:h text:style-name="P88" text:outline-level="3"><text:tab/>}</text:h>
      <text:h text:style-name="P119" text:outline-level="3"><text:span text:style-name="T12">Change ownership [PUT /{id}/ownership/change]</text:span></text:h>
      <text:p text:style-name="P98">Request</text:p>
      <text:list xml:id="list230131945761194" text:continue-list="list230131910196776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77">Content-Type: application/json</text:p>
            </text:list-item>
          </text:list>
        </text:list-item>
      </text:list>
      <text:list xml:id="list76580777889343538" text:style-name="L19">
        <text:list-item>
          <text:p text:style-name="P62">Body</text:p>
        </text:list-item>
      </text:list>
      <text:p text:style-name="P150">{</text:p>
      <text:p text:style-name="P123"><text:s text:c="4"/><text:span text:style-name="T4">"userId": 2 <text:s text:c="3"/></text:span></text:p>
      <text:p text:style-name="P123">}</text:p>
      <text:p text:style-name="P98">Response (application/json) 200</text:p>
      <text:list xml:id="list8554324505958595358" text:style-name="L20">
        <text:list-item>
          <text:p text:style-name="P63">Body</text:p>
        </text:list-item>
      </text:list>
      <text:p text:style-name="P151">{</text:p>
      <text:p text:style-name="P134"><text:s text:c="2"/>"<text:span text:style-name="T11">userId</text:span>": <text:span text:style-name="T7">1</text:span>,</text:p>
      <text:p text:style-name="P134"><text:s text:c="2"/>"<text:span text:style-name="T7">name</text:span>": "<text:span text:style-name="T7">emerkai</text:span>",</text:p>
      <text:p text:style-name="P134"><text:s text:c="2"/>"<text:span text:style-name="T7">realm</text:span>": "<text:span text:style-name="T7">quel'thalas_eu</text:span>"</text:p>
      <text:p text:style-name="P134"><text:s text:c="2"/>"<text:span text:style-name="T7">className</text:span>": "<text:span text:style-name="T7">Priest</text:span>",</text:p>
      <text:p text:style-name="P134"><text:s text:c="2"/>"<text:span text:style-name="T7">mainSpec</text:span>": "<text:span text:style-name="T7">Holy</text:span>",</text:p>
      <text:p text:style-name="P134"><text:s text:c="2"/>"<text:span text:style-name="T7">offSpec</text:span>": "<text:span text:style-name="T7">Shadow</text:span>"</text:p>
      <text:h text:style-name="P131" text:outline-level="3">}</text:h>
      <text:h text:style-name="P120" text:outline-level="3"><text:bookmark-start text:name="__DdeLink__461_522066525"/><text:span text:style-name="T13">Take ownership [PUT /{id}/ownership/take]</text:span></text:h>
      <text:p text:style-name="P99">Request</text:p>
      <text:list xml:id="list230131910893053" text:continue-list="list230131945761194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78">Content-Type: application/json</text:p>
            </text:list-item>
          </text:list>
        </text:list-item>
      </text:list>
      <text:p text:style-name="P99">Response (application/json) 200</text:p>
      <text:list xml:id="list4521009849205595206" text:style-name="L22">
        <text:list-item>
          <text:p text:style-name="P64">Body</text:p>
        </text:list-item>
      </text:list>
      <text:p text:style-name="P152">{</text:p>
      <text:p text:style-name="P135"><text:s text:c="2"/>"<text:span text:style-name="T11">userId</text:span>": <text:span text:style-name="T7">1</text:span>,</text:p>
      <text:p text:style-name="P135"><text:s text:c="2"/>"<text:span text:style-name="T7">name</text:span>": "<text:span text:style-name="T7">emerkai</text:span>",</text:p>
      <text:p text:style-name="P135"><text:s text:c="2"/>"<text:span text:style-name="T7">realm</text:span>": "<text:span text:style-name="T7">quel'thalas_eu</text:span>"</text:p>
      <text:p text:style-name="P135"><text:s text:c="2"/>"<text:span text:style-name="T7">className</text:span>": "<text:span text:style-name="T7">Priest</text:span>",</text:p>
      <text:p text:style-name="P135"><text:s text:c="2"/>"<text:span text:style-name="T7">mainSpec</text:span>": "<text:span text:style-name="T7">Holy</text:span>",</text:p>
      <text:p text:style-name="P135"><text:s text:c="2"/>"<text:span text:style-name="T7">offSpec</text:span>": "<text:span text:style-name="T7">Shadow</text:span>"</text:p>
      <text:h text:style-name="P132" text:outline-level="3"><text:span text:style-name="T8">}</text:span></text:h>
      <text:h text:style-name="P102" text:outline-level="2"><text:bookmark-end text:name="__DdeLink__461_522066525"/></text:h>
      <text:h text:style-name="P121" text:outline-level="3"><text:span text:style-name="T14">Request ownership [POST /{id}/ownership/request] </text:span></text:h>
      <text:p text:style-name="P100">Request</text:p>
      <text:list xml:id="list230132508732582" text:continue-list="list230131910893053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00">Response (application/json) 200</text:p>
      <text:list xml:id="list8294564468871697594" text:style-name="L27">
        <text:list-item>
          <text:p text:style-name="P69">Body</text:p>
        </text:list-item>
      </text:list>
      <text:p text:style-name="P142">{</text:p>
      <text:p text:style-name="P138"><text:s text:c="2"/>"requestId": 3,</text:p>
      <text:p text:style-name="P138"><text:s text:c="2"/>"requesterId": 10,</text:p>
      <text:p text:style-name="P138"><text:s text:c="2"/>"subjectId": 1,</text:p>
      <text:p text:style-name="P138"><text:s text:c="2"/>"ownerId": 2,</text:p>
      <text:p text:style-name="P138"><text:s text:c="2"/>"subjectType": "WarcraftCharacter"</text:p>
      <text:p text:style-name="P138">}</text:p>
      <text:h text:style-name="P103" text:outline-level="2"/>
      <text:h text:style-name="P121" text:outline-level="3"><text:span text:style-name="T14">Reject ownership request [DELETE /{id}/ownership/request] </text:span></text:h>
      <text:p text:style-name="P84">Change the user's <text:span text:style-name="T4">password</text:span></text:p>
      <text:p text:style-name="P100">Request</text:p>
      <text:list xml:id="list230133002362979" text:continue-list="list230132508732582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79">Content-Type: application/json</text:p>
            </text:list-item>
          </text:list>
        </text:list-item>
      </text:list>
      <text:list xml:id="list698561394394995204" text:style-name="L23">
        <text:list-item>
          <text:p text:style-name="P65">Body</text:p>
        </text:list-item>
      </text:list>
      <text:p text:style-name="P153">{</text:p>
      <text:p text:style-name="P124"><text:s text:c="4"/><text:span text:style-name="T4">"requestId": 3 <text:s text:c="3"/></text:span></text:p>
      <text:p text:style-name="P124">}</text:p>
      <text:p text:style-name="P100">Response <text:s/>20<text:span text:style-name="T14">4</text:span></text:p>
      <text:list xml:id="list4764155921831919934" text:style-name="L24">
        <text:list-item>
          <text:p text:style-name="P66">Body</text:p>
          <text:list>
            <text:list-item>
              <text:p text:style-name="P90">No content</text:p>
            </text:list-item>
          </text:list>
        </text:list-item>
      </text:list>
      <text:p text:style-name="P133"/>
      <text:h text:style-name="P121" text:outline-level="3"><text:span text:style-name="T6">Create Character [POST]</text:span></text:h>
      <text:p text:style-name="P84">Change the user's <text:span text:style-name="T4">password</text:span></text:p>
      <text:p text:style-name="P100">Request</text:p>
      <text:list xml:id="list230132869047079" text:continue-list="list230133002362979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79">Content-Type: application/json</text:p>
            </text:list-item>
          </text:list>
        </text:list-item>
      </text:list>
      <text:list xml:id="list6958033889791870116" text:style-name="L25">
        <text:list-item>
          <text:p text:style-name="P67">Body</text:p>
        </text:list-item>
      </text:list>
      <text:p text:style-name="P153">{</text:p>
      <text:p text:style-name="P124"><text:s text:c="4"/><text:span text:style-name="T4">"region": "eu",</text:span></text:p>
      <text:p text:style-name="P126"><text:s text:c="4"/>"<text:span text:style-name="T7">realm</text:span>" : "<text:span text:style-name="T7">quel'thalas</text:span>",</text:p>
      <text:p text:style-name="P126"><text:s text:c="4"/>"<text:span text:style-name="T7">name</text:span>" : "<text:span text:style-name="T7">emerkai</text:span> <text:s text:c="3"/></text:p>
      <text:p text:style-name="P124">}</text:p>
      <text:p text:style-name="P100">Response (application/json) 200</text:p>
      <text:list xml:id="list2972738661163139253" text:style-name="L26">
        <text:list-item>
          <text:p text:style-name="P68">Body</text:p>
        </text:list-item>
      </text:list>
      <text:p text:style-name="P154">{</text:p>
      <text:p text:style-name="P136"><text:s text:c="2"/>"id": <text:span text:style-name="T7">1</text:span>,</text:p>
      <text:p text:style-name="P136"><text:s text:c="2"/>"<text:span text:style-name="T7">name</text:span>": "<text:span text:style-name="T7">emerkai</text:span>",</text:p>
      <text:p text:style-name="P136"><text:s text:c="2"/>"<text:span text:style-name="T7">realm</text:span>": "<text:span text:style-name="T7">quel'thalas_eu</text:span>"</text:p>
      <text:p text:style-name="P136"><text:s text:c="2"/>"<text:span text:style-name="T7">className</text:span>": "<text:span text:style-name="T7">Priest</text:span>",</text:p>
      <text:p text:style-name="P136"><text:s text:c="2"/>"<text:span text:style-name="T7">mainSpec</text:span>": "<text:span text:style-name="T7">Holy</text:span>",</text:p>
      <text:p text:style-name="P136"><text:s text:c="2"/>"<text:span text:style-name="T7">offSpec</text:span>": "<text:span text:style-name="T7">Shadow</text:span>"</text:p>
      <text:p text:style-name="P133">}</text:p>
      <text:h text:style-name="P104" text:outline-level="2"><text:bookmark-start text:name="__RefHeading___Toc117_236450557"/>Guilds [/guilds]<text:bookmark-end text:name="__RefHeading___Toc117_236450557"/></text:h>
      <text:p text:style-name="P1"/>
      <text:h text:style-name="P102" text:outline-level="2"/>
      <text:h text:style-name="P104" text:outline-level="2"><text:bookmark-start text:name="__RefHeading___Toc119_236450557"/>Teams [/teams]<text:bookmark-end text:name="__RefHeading___Toc119_236450557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2T23:01:30.693316205</dc:date>
    <meta:editing-duration>P1DT5H22M16S</meta:editing-duration>
    <meta:editing-cycles>28</meta:editing-cycles>
    <meta:generator>LibreOffice/5.0.2.2$Linux_X86_64 LibreOffice_project/00m0$Build-2</meta:generator>
    <meta:document-statistic meta:table-count="0" meta:image-count="0" meta:object-count="0" meta:page-count="23" meta:paragraph-count="349" meta:word-count="852" meta:character-count="6634" meta:non-whitespace-character-count="5863"/>
  </office:meta>
</office:document-meta>
</file>